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Replacements/Object 1" manifest:media-type=""/>
  <manifest:file-entry manifest:full-path="media/image1.jpeg" manifest:media-type="image/jpeg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prefix="(" style:num-format="1" text:start-value="100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/>
    </style:style>
    <style:style style:name="TableColumn6" style:family="table-column">
      <style:table-column-properties style:column-width="6.375in" style:use-optimal-column-width="false"/>
    </style:style>
    <style:style style:name="Table5" style:family="table">
      <style:table-properties style:width="6.3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0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ing2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4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color="#FFFFFF"/>
    </style:style>
    <style:style style:name="P18" style:parent-style-name="Normal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style:font-name="Arial" style:font-name-complex="Arial" style:font-weight-complex="bold" fo:color="#FFFFFF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complex="Arial" style:font-weight-complex="bold" fo:color="#000000"/>
    </style:style>
    <style:style style:name="T24" style:parent-style-name="DefaultParagraphFont" style:family="text">
      <style:text-properties style:font-name="Arial" style:font-name-complex="Arial" style:font-weight-complex="bold" fo:color="#000000"/>
    </style:style>
    <style:style style:name="T25" style:parent-style-name="Hyperlink" style:family="text">
      <style:text-properties style:font-name="Arial" style:font-name-complex="Arial" style:font-weight-complex="bold"/>
    </style:style>
    <style:style style:name="T26" style:parent-style-name="Hyperlink" style:family="text">
      <style:text-properties style:font-name="Arial" style:font-name-complex="Arial" style:font-weight-complex="bold"/>
    </style:style>
    <style:style style:name="T27" style:parent-style-name="DefaultParagraphFont" style:family="text">
      <style:text-properties style:font-name="Arial" style:font-name-complex="Arial" style:font-weight-complex="bold" fo:color="#000000"/>
    </style:style>
    <style:style style:name="T28" style:parent-style-name="DefaultParagraphFont" style:family="text">
      <style:text-properties style:font-name="Arial" style:font-name-complex="Arial" style:font-weight-complex="bold" fo:color="#000000"/>
    </style:style>
    <style:style style:name="T29" style:parent-style-name="DefaultParagraphFont" style:family="text">
      <style:text-properties style:font-name="Arial" style:font-name-complex="Arial" style:font-weight-complex="bold" fo:color="#000000"/>
    </style:style>
    <style:style style:name="T30" style:parent-style-name="DefaultParagraphFont" style:family="text">
      <style:text-properties style:font-name="Arial" style:font-name-complex="Arial" style:font-weight-complex="bold" fo:color="#000000"/>
    </style:style>
    <style:style style:name="T31" style:parent-style-name="DefaultParagraphFont" style:family="text">
      <style:text-properties style:font-name="Arial" style:font-name-complex="Arial" style:font-weight-complex="bold" fo:color="#000000"/>
    </style:style>
    <style:style style:name="T32" style:parent-style-name="DefaultParagraphFont" style:family="text">
      <style:text-properties style:font-name="Arial" style:font-name-complex="Arial" style:font-weight-complex="bold" fo:color="#000000"/>
    </style:style>
    <style:style style:name="T33" style:parent-style-name="DefaultParagraphFont" style:family="text">
      <style:text-properties style:font-name="Arial" style:font-name-complex="Arial" style:font-weight-complex="bold" fo:color="#000000"/>
    </style:style>
    <style:style style:name="T34" style:parent-style-name="DefaultParagraphFont" style:family="text">
      <style:text-properties style:font-name="Arial" style:font-name-complex="Arial" style:font-weight-complex="bold" fo:color="#000000"/>
    </style:style>
    <style:style style:name="T35" style:parent-style-name="DefaultParagraphFont" style:family="text">
      <style:text-properties style:font-name="Arial" style:font-name-complex="Arial" style:font-weight-complex="bold" fo:color="#000000"/>
    </style:style>
    <style:style style:name="T36" style:parent-style-name="DefaultParagraphFont" style:family="text">
      <style:text-properties style:font-name="Arial" style:font-name-complex="Arial" style:font-weight-complex="bold" fo:color="#000000"/>
    </style:style>
    <style:style style:name="T37" style:parent-style-name="DefaultParagraphFont" style:family="text">
      <style:text-properties style:font-name="Arial" style:font-name-complex="Arial" style:font-weight-complex="bold" fo:color="#000000"/>
    </style:style>
    <style:style style:name="T38" style:parent-style-name="DefaultParagraphFont" style:family="text">
      <style:text-properties style:font-name="Arial" style:font-name-complex="Arial" style:font-weight-complex="bold" fo:color="#000000"/>
    </style:style>
    <style:style style:name="T39" style:parent-style-name="DefaultParagraphFont" style:family="text">
      <style:text-properties style:font-name="Arial" style:font-name-complex="Arial" style:font-weight-complex="bold" fo:color="#000000"/>
    </style:style>
    <style:style style:name="T40" style:parent-style-name="DefaultParagraphFont" style:family="text">
      <style:text-properties style:font-name="Arial" style:font-name-complex="Arial" style:font-weight-complex="bold" fo:color="#000000"/>
    </style:style>
    <style:style style:name="T41" style:parent-style-name="DefaultParagraphFont" style:family="text">
      <style:text-properties style:font-name="Arial" style:font-name-complex="Arial" style:font-weight-complex="bold" fo:color="#000000"/>
    </style:style>
    <style:style style:name="T42" style:parent-style-name="DefaultParagraphFont" style:family="text">
      <style:text-properties style:font-name="Arial" style:font-name-complex="Arial" style:font-weight-complex="bold" fo:color="#000000"/>
    </style:style>
    <style:style style:name="T43" style:parent-style-name="DefaultParagraphFont" style:family="text">
      <style:text-properties style:font-name="Arial" style:font-name-complex="Arial" style:font-weight-complex="bold" fo:font-style="italic" style:font-style-asian="italic" fo:color="#000000"/>
    </style:style>
    <style:style style:name="T44" style:parent-style-name="DefaultParagraphFont" style:family="text">
      <style:text-properties style:font-name="Arial" style:font-name-complex="Arial" style:font-weight-complex="bold" fo:color="#000000"/>
    </style:style>
    <style:style style:name="T45" style:parent-style-name="DefaultParagraphFont" style:family="text">
      <style:text-properties style:font-name="Arial" style:font-name-complex="Arial" style:font-weight-complex="bold" fo:color="#000000"/>
    </style:style>
    <style:style style:name="T46" style:parent-style-name="DefaultParagraphFont" style:family="text">
      <style:text-properties style:font-name="Arial" style:font-name-complex="Arial" style:font-weight-complex="bold" fo:color="#000000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="Arial" style:font-name-complex="Arial" style:font-weight-complex="bold" fo:color="#FFFFFF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60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61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62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63" style:parent-style-name="ListParagraph" style:family="paragraph">
      <style:paragraph-properties fo:text-align="end" fo:margin-bottom="0in" fo:line-height="100%"/>
    </style:style>
    <style:style style:name="T64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65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DefaultParagraphFont" style:family="text">
      <style:text-properties style:font-name="Arial" style:font-name-complex="Arial" fo:font-style="italic" style:font-style-asian="italic" fo:color="#000000" style:language-asian="en" style:country-asian="GB"/>
    </style:style>
    <style:style style:name="T69" style:parent-style-name="DefaultParagraphFont" style:family="text">
      <style:text-properties style:font-name="Arial" style:font-name-complex="Arial" fo:color="#000000" style:language-asian="en" style:country-asian="GB"/>
    </style:style>
    <style:style style:name="P70" style:parent-style-name="Normal" style:family="paragraph">
      <style:paragraph-properties fo:text-align="justify" fo:margin-bottom="0in" fo:line-height="100%"/>
    </style:style>
    <style:style style:name="T71" style:parent-style-name="DefaultParagraphFont" style:family="text">
      <style:text-properties style:font-name="Arial" style:font-name-complex="Aria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FootnoteReference" style:family="text">
      <style:text-properties style:font-name="Arial" style:font-name-complex="Arial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Arial" style:font-name-complex="Arial" fo:font-style="italic" style:font-style-asian="italic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Arial" style:font-name-complex="Arial"/>
    </style:style>
    <style:style style:name="P106" style:parent-style-name="NoSpacing" style:family="paragraph">
      <style:text-properties style:font-name="Arial" style:font-name-complex="Arial" style:font-weight-complex="bold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Arial" style:font-name-complex="Arial" fo:font-weight="bold" style:font-weight-asian="bold" fo:color="#FFFFFF"/>
    </style:style>
    <style:style style:name="T111" style:parent-style-name="DefaultParagraphFont" style:family="text">
      <style:text-properties style:font-name="Arial" style:font-name-complex="Arial" fo:font-weight="bold" style:font-weight-asian="bold" fo:color="#FFFFFF"/>
    </style:style>
    <style:style style:name="T112" style:parent-style-name="DefaultParagraphFont" style:family="text">
      <style:text-properties style:font-name="Arial" style:font-name-complex="Arial" fo:color="#FFFFFF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14" style:parent-style-name="Normal" style:family="paragraph">
      <style:paragraph-properties fo:text-align="end" fo:margin-bottom="0in" fo:line-height="100%"/>
    </style:style>
    <style:style style:name="T115" style:parent-style-name="DefaultParagraphFont" style:family="text">
      <style:text-properties style:font-name="Arial" style:font-name-complex="Arial" fo:color="#FFFFFF"/>
    </style:style>
    <style:style style:name="T116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Arial" style:font-name-asian="Calibri" style:font-name-complex="Arial" fo:font-size="12pt" style:font-size-asian="12pt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37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38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44" style:parent-style-name="Normal" style:family="paragraph">
      <style:paragraph-properties fo:text-align="end" fo:margin-bottom="0in" fo:line-height="100%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46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50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51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52" style:parent-style-name="Normal" style:family="paragraph">
      <style:paragraph-properties fo:text-align="justify" fo:margin-bottom="0in" fo:line-height="100%"/>
    </style:style>
    <style:style style:name="T153" style:parent-style-name="DefaultParagraphFont" style:family="text">
      <style:text-properties style:font-name="Arial" style:font-name-complex="Arial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style:font-name="Arial" style:font-name-complex="Arial" fo:font-style="italic" style:font-style-asian="italic"/>
    </style:style>
    <style:style style:name="T156" style:parent-style-name="DefaultParagraphFont" style:family="text">
      <style:text-properties style:font-name="Arial" style:font-name-complex="Arial" fo:font-style="italic" style:font-style-asian="italic"/>
    </style:style>
    <style:style style:name="P157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58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59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60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61" style:parent-style-name="Normal" style:family="paragraph">
      <style:paragraph-properties fo:text-align="justify" fo:margin-bottom="0in" fo:line-height="100%"/>
    </style:style>
    <style:style style:name="T162" style:parent-style-name="DefaultParagraphFont" style:family="text">
      <style:text-properties style:font-name="Arial" style:font-name-complex="Arial"/>
    </style:style>
    <style:style style:name="P163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69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P1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74" style:parent-style-name="Normal" style:family="paragraph">
      <style:paragraph-properties fo:text-align="justify" fo:margin-bottom="0in" fo:line-height="100%"/>
      <style:text-properties style:font-name="Arial" style:font-name-complex="Arial"/>
    </style:style>
    <style:style style:name="P175" style:parent-style-name="Normal" style:family="paragraph">
      <style:paragraph-properties fo:text-align="justify" fo:margin-bottom="0in" fo:line-height="100%"/>
    </style:style>
    <style:style style:name="T176" style:parent-style-name="DefaultParagraphFont" style:family="text">
      <style:text-properties style:font-name="Arial" style:font-name-complex="Arial" fo:font-style="italic" style:font-style-asian="italic"/>
    </style:style>
    <style:style style:name="T177" style:parent-style-name="DefaultParagraphFont" style:family="text">
      <style:text-properties style:font-name="Arial" style:font-name-complex="Arial" fo:font-style="italic" style:font-style-asian="italic"/>
    </style:style>
    <style:style style:name="T178" style:parent-style-name="DefaultParagraphFont" style:family="text">
      <style:text-properties style:font-name="Arial" style:font-name-complex="Arial"/>
    </style:style>
    <style:style style:name="T179" style:parent-style-name="DefaultParagraphFont" style:family="text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P181" style:parent-style-name="Normal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82" style:parent-style-name="Normal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88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89" style:parent-style-name="DefaultParagraphFont" style:family="text">
      <style:text-properties style:font-name="Arial" style:font-name-complex="Arial" style:font-weight-complex="bold" fo:color="#FFFFFF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93" style:parent-style-name="Normal" style:family="paragraph">
      <style:paragraph-properties fo:margin-bottom="0in" fo:line-height="100%"/>
    </style:style>
    <style:style style:name="T194" style:parent-style-name="Hyperlink" style:family="text">
      <style:text-properties style:font-name="Arial" style:font-name-complex="Arial" style:font-weight-complex="bold"/>
    </style:style>
    <style:style style:name="P19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Arial" style:font-name-complex="Arial" style:font-weight-complex="bold" fo:color="#000000"/>
    </style:style>
    <style:style style:name="T198" style:parent-style-name="DefaultParagraphFont" style:family="text">
      <style:text-properties style:font-name="Arial" style:font-name-complex="Arial" style:font-weight-complex="bold" fo:font-style="italic" style:font-style-asian="italic" fo:color="#000000"/>
    </style:style>
    <style:style style:name="T199" style:parent-style-name="DefaultParagraphFont" style:family="text">
      <style:text-properties style:font-name="Arial" style:font-name-complex="Arial" style:font-weight-complex="bold" fo:color="#000000"/>
    </style:style>
    <style:style style:name="P200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Arial" style:font-name-complex="Arial" style:font-weight-complex="bold" fo:color="#000000"/>
    </style:style>
    <style:style style:name="T203" style:parent-style-name="DefaultParagraphFont" style:family="text">
      <style:text-properties style:font-name="Arial" style:font-name-complex="Arial" style:font-weight-complex="bold" fo:color="#000000"/>
    </style:style>
    <style:style style:name="T204" style:parent-style-name="DefaultParagraphFont" style:family="text">
      <style:text-properties style:font-name="Arial" style:font-name-complex="Arial" style:font-weight-complex="bold" fo:color="#000000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2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="Arial" style:font-name-complex="Arial" style:font-weight-complex="bold" fo:color="#FFFFFF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222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complex="Arial"/>
    </style:style>
    <style:style style:name="P2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Arial" style:font-name-complex="Arial"/>
    </style:style>
    <style:style style:name="P23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39" style:parent-style-name="Normal" style:family="paragraph">
      <style:paragraph-properties fo:text-align="justify"/>
      <style:text-properties style:font-name="Arial" style:font-name-complex="Arial" fo:color="#000000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line-break/>Innovation<text:s/>Case Study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h text:style-name="P9" text:outline-level="2">Title<text:s/>of innovation</text:h>
            <text:h text:style-name="P10" text:outline-level="2"/>
          </table:table-cell>
        </table:table-row>
        <table:table-row table:style-name="TableRow11">
          <table:table-cell table:style-name="TableCell12">
            <text:h text:style-name="P13" text:outline-level="2">Schwartz Rounds<text:s/>Take Away<text:s/>Resource Sheet</text:h>
            <text:h text:style-name="P14" text:outline-level="2"/>
          </table:table-cell>
        </table:table-row>
        <table:table-row table:style-name="TableRow15">
          <table:table-cell table:style-name="TableCell16">
            <text:p text:style-name="P17">Please provide a very brief description of your innovation?</text:p>
            <text:p text:style-name="P18"><text:span text:style-name="T19">One or two sentences about the innovation.</text:span></text:p>
          </table:table-cell>
        </table:table-row>
        <table:table-row table:style-name="TableRow20">
          <table:table-cell table:style-name="TableCell21">
            <text:p text:style-name="P22"><text:span text:style-name="T23">In 2017, we began to use Schwartz Rounds</text:span><text:span text:style-name="T24"><text:s/></text:span><text:a xlink:href="https://www.pointofcarefoundation.org.uk/our-work/schwartz-rounds/" office:target-frame-name="_top" xlink:show="replace"><text:span text:style-name="T25">https://www.pointofcarefoundation.org.uk/our-work/schwartz-rounds/</text:span></text:a><text:span text:style-name="T26"><text:s/></text:span><text:span text:style-name="T27">at Derby Teaching Hospitals NHS Foundation Trust,<text:s/></text:span><text:span text:style-name="T28">to better support our staff to deliver compassionate care.<text:s/></text:span><text:span text:style-name="T29">To bolster</text:span><text:span text:style-name="T30"><text:s/>our Schwartz Rounds<text:s/></text:span><text:span text:style-name="T31">offering<text:s/></text:span><text:span text:style-name="T32">and<text:s/></text:span><text:span text:style-name="T33">provide</text:span><text:span text:style-name="T34"><text:s/>our staff further resources/information</text:span><text:span text:style-name="T35"><text:s/>support</text:span><text:span text:style-name="T36">,<text:s/></text:span><text:span text:style-name="T37">(</text:span><text:span text:style-name="T38">should the topics under discussion at the Schwartz round have raised issues or stimulated interest</text:span><text:span text:style-name="T39">)</text:span><text:span text:style-name="T40">, we have been providing an additional</text:span><text:span text:style-name="T41">, and optional, take away</text:span><text:span text:style-name="T42"><text:s/></text:span><text:span text:style-name="T43">“Further Resources”<text:s/></text:span><text:span text:style-name="T44">sheet for each round, to enable staff to follow up</text:span><text:span text:style-name="T45"><text:s/></text:span><text:span text:style-name="T46">for more information at a later date.</text:span></text:p>
            <text:p text:style-name="P47"/>
          </table:table-cell>
        </table:table-row>
        <table:table-row table:style-name="TableRow48">
          <table:table-cell table:style-name="TableCell49">
            <text:p text:style-name="P50">During which period did you implement your innovation?</text:p>
            <text:p text:style-name="P51"><text:span text:style-name="T52">Please state which year (and month if possible).</text:span></text:p>
          </table:table-cell>
        </table:table-row>
        <table:table-row table:style-name="TableRow53">
          <table:table-cell table:style-name="TableCell54">
            <text:p text:style-name="P55">March 2017 to present.</text:p>
            <text:p text:style-name="P56">The first resource sheet accompanied the<text:s/>second<text:s/>Schwartz Round delivered in our Trust, and each subsequent round has also had an accompanying sheet.</text:p>
            <text:p text:style-name="P57"/>
          </table:table-cell>
        </table:table-row>
        <table:table-row table:style-name="TableRow58">
          <table:table-cell table:style-name="TableCell59">
            <text:h text:style-name="P60" text:outline-level="2">What was the driver for your innovation?<text:s/></text:h>
            <text:p text:style-name="P61">Please describe the issue or challenge that your innovation addresses<text:s/></text:p>
            <text:p text:style-name="P62"/>
            <text:list text:style-name="LFO14" text:continue-numbering="true">
              <text:list-item>
                <text:p text:style-name="P63"><text:span text:style-name="T64">rds max)</text:span><text:span text:style-name="T65"><text:s/></text:span></text:p>
              </text:list-item>
            </text:list>
          </table:table-cell>
        </table:table-row>
        <table:table-row table:style-name="TableRow66">
          <table:table-cell table:style-name="TableCell67">
            <text:p text:style-name="NoSpacing"><text:span text:style-name="T68">“The underlying premise for Rounds is that the compassion shown by staff can make all the difference to a patient's experience of care, but that in order to provide compassionate care staff must, in turn, feel supported in their work”. –<text:s/></text:span><text:span text:style-name="T69">RJ, Steering group lead for Schwartz Rounds at Derby.</text:span></text:p>
            <text:p text:style-name="P70"><text:span text:style-name="T71">A Clinical Librarian attended<text:s/></text:span><text:span text:style-name="T72">our<text:s/></text:span><text:span text:style-name="T73">first Schwartz Round</text:span><text:span text:style-name="T74">. E</text:span><text:span text:style-name="T75">nthused, she<text:s/></text:span><text:span text:style-name="T76">wondered how the library could offer the staff/rounds more support</text:span><text:span text:style-name="T77">, particularly as those attending may find they have information needs highlighted by discussion of emotional</text:span><text:span text:style-name="T78">/</text:span><text:span text:style-name="T79">challenging topics, but may not wish to approach people directly. A literature search located</text:span><text:span text:style-name="T80"><text:s/>one paper</text:span><text:span text:style-name="T81"><text:note text:note-class="footnote" text:id="_ftn0"><text:note-citation>1</text:note-citation><text:note-body><text:p text:style-name="FootnoteText"><text:s/>Barnard P.<text:s/>Schwartz Rounds: Librarian Roles and Opportunities. Journal of Hospital Librarianship. 2013;13(1): 71-78.</text:p></text:note-body></text:note></text:span><text:span text:style-name="T82">, where a<text:s/></text:span><text:span text:style-name="T83">US librarian</text:span><text:span text:style-name="T84"><text:s/>described the<text:s/></text:span><text:span text:style-name="T85">“resource list”</text:span><text:span text:style-name="T86"><text:s/>of additional<text:s/></text:span><text:span text:style-name="T87">sources</text:span><text:span text:style-name="T88">, which she was using to support<text:s/></text:span><text:span text:style-name="T89">Schwartz Rounds</text:span><text:span text:style-name="T90"><text:s/>in her organisation.</text:span><text:span text:style-name="T91"><text:s/></text:span><text:span text:style-name="T92">The CL ap</text:span><text:span text:style-name="T93">proached the Schwartz Steering G</text:span><text:span text:style-name="T94">roup<text:s/></text:span><text:span text:style-name="T95">with this “good idea”</text:span><text:span text:style-name="T96">,<text:s/></text:span><text:span text:style-name="T97">who</text:span><text:span text:style-name="T98"><text:s/></text:span><text:span text:style-name="T99">having not seen this anywhere else,<text:s/></text:span><text:span text:style-name="T100">agreed</text:span><text:span text:style-name="T101">,</text:span><text:span text:style-name="T102"><text:s/>and<text:s/></text:span><text:span text:style-name="T103">a sheet has<text:s/></text:span><text:span text:style-name="T104">since<text:s/></text:span><text:span text:style-name="T105">been produced for each round.</text:span></text:p>
            <text:p text:style-name="P106"/>
          </table:table-cell>
        </table:table-row>
        <table:table-row table:style-name="TableRow107">
          <table:table-cell table:style-name="TableCell108">
            <text:p text:style-name="P109"><text:span text:style-name="T110">What did you do?</text:span><text:span text:style-name="T111"><text:line-break/></text:span><text:span text:style-name="T112">Please describe your aims and objectives and how you implemented these</text:span></text:p>
            <text:p text:style-name="P113"/>
            <text:p text:style-name="P114"><text:span text:style-name="T115"><text:s/></text:span><text:span text:style-name="T116">(200 words max)</text:span></text:p>
          </table:table-cell>
        </table:table-row>
        <table:table-row table:style-name="TableRow117">
          <table:table-cell table:style-name="TableCell118">
            <text:p text:style-name="P119">The aim is to provide further resources for information/support to Trust staff and students, as an additional option.</text:p>
            <text:p text:style-name="P120">Should anyone wish to know more, or have access to information to support their needs, then the sheet is available for them to take with them.</text:p>
            <text:p text:style-name="P121"><text:span text:style-name="T122">The CL has become a member of the steering group, so is aware of the topics and panellists ahead of ti</text:span><text:span text:style-name="T123">m</text:span><text:span text:style-name="T124">e</text:span><text:span text:style-name="T125">.</text:span></text:p>
            <text:p text:style-name="P126">Each resource sheet is left with other Schwartz leaflets<text:s/>and feedback forms<text:s/>on each chair in the round and it is entirely the person’s choice to take or leave it. This method is anonymous and simple, providing attendees with<text:s/>extra support without pressure.</text:p>
            <text:p text:style-name="P127">Spare copies are<text:s/>placed in corridor Schwartz Rounds displays and also left by a junior in the Doctor’s Mess, so that those unable to attend the rounds in person may also benefit.<text:s/></text:p>
            <text:p text:style-name="P128">This extends the reach of the rounds, allowing attendees to seek out further information if and when they wish to, via a safe, unpressured and non-judgmental format.<text:s/>It also<text:s/>provides additional publicity for the rounds themselves.</text:p>
            <text:p text:style-name="P129"/>
          </table:table-cell>
        </table:table-row>
        <table:table-row table:style-name="TableRow130">
          <table:table-cell table:style-name="TableCell131">
            <text:p text:style-name="P132">What methods were used to evaluate your innovation?</text:p>
            <text:p text:style-name="P133"/>
          </table:table-cell>
        </table:table-row>
        <table:table-row table:style-name="TableRow134">
          <table:table-cell table:style-name="TableCell135">
            <text:p text:style-name="P136">As Schwartz Rounds are<text:s/>sensitive,<text:s/>confidential spaces, no direct,<text:s/>person-identifiable evaluation has been undertaken, separate from the main Schwartz feedback, which is<text:s/>accomplished through anonymous feedback forms and individual verbal feedback given to members of the steering group after the rounds.<text:s/>Verbal feedback is presented in the sections below.</text:p>
            <text:p text:style-name="P137">It would be ideal to have some more in depth evaluation of the resource sheets, e.g. via a<text:s/>specific<text:s/>question on the feedback sheets.<text:s/>However, in order to avoid over-questioning attendees, the team has thus far focused on assessing the impact of the rounds themselves.</text:p>
            <text:p text:style-name="P138">In future, more direct evaluation of the resource sheets<text:s/>is hoped to be<text:s/>achieved in this manner.</text:p>
            <text:p text:style-name="P139"/>
          </table:table-cell>
        </table:table-row>
        <table:table-row table:style-name="TableRow140">
          <table:table-cell table:style-name="TableCell141">
            <text:p text:style-name="P142"><text:span text:style-name="T143">What were the outcomes and key learning points?</text:span></text:p>
            <text:p text:style-name="P144"><text:span text:style-name="T145">(200 words max)</text:span><text:span text:style-name="T146"><text:line-break/></text:span></text:p>
          </table:table-cell>
        </table:table-row>
        <table:table-row table:style-name="TableRow147">
          <table:table-cell table:style-name="TableCell148">
            <text:p text:style-name="P149">Outcomes</text:p>
            <text:p text:style-name="P150">We have re-utilised a library service staple in an innovative way, in compassionate support of our workforce, enabling them to reflect in their own time.</text:p>
            <text:p text:style-name="P151">Many<text:s/>copies have been taken away from each round, which the steering group have interpreted as being indicative of<text:s/>benefit<text:s/>for staff and students on placement.</text:p>
            <text:p text:style-name="P152"><text:span text:style-name="T153">Verbal feedback<text:s/></text:span><text:span text:style-name="T154">e.g.</text:span><text:span text:style-name="T155"><text:s/>“Some theory behind the practical - Something you can take away with you and share</text:span><text:span text:style-name="T156">”.</text:span></text:p>
            <text:p text:style-name="P157">Derby’s Schwartz Rounds were recently visited by a team from another Trust, currently looking at implementing Schwartz Rounds in their organisation. Members of this team indicated that they thought the resource sheet was a positive option to have on offer.</text:p>
            <text:p text:style-name="P158"/>
            <text:p text:style-name="P159">Key Learning Points</text:p>
            <text:p text:style-name="P160">Ensuring the CL was aware of the content for each round in good time was a challenge at the start. The team now has a good process in place, via discussion at steering group meetings and regular contact from the facilitators. This enables the resource sheet to be created embracing a wide range of angles for each topic, reflecting the planned presentations.</text:p>
            <text:p text:style-name="P161"><text:span text:style-name="T162">Finding the right sort of content for each sheet can be challenging – finding enough, finding variety, and knowing when to stop! Each sheet aims to have provided suitable web resources, journal papers and books from library stock, intending to encompass a variety of aspects of the topic, without prejudging what might stimulate interest.</text:span></text:p>
            <text:p text:style-name="P163">More specific evaluation might prove challenging to undertake, but beneficial in proving the worth of the resources sheet.</text:p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Please provide a short quote from a member of staff who has benefitted from the innovation<text:s/></text:span></text:p>
            <text:p text:style-name="P169">Please include name and job title</text:p>
            <text:p text:style-name="P170"><text:s text:c="118"/>(100 words max)</text:p>
          </table:table-cell>
        </table:table-row>
        <table:table-row table:style-name="TableRow171">
          <table:table-cell table:style-name="TableCell172">
            <text:p text:style-name="P173">Verbal feedback<text:s/>from attendees:</text:p>
            <text:p text:style-name="P174">Due to the confidential nature of the Schwartz Rounds,<text:s/>names/job titles have<text:s/>not<text:s/>generally<text:s/>been recorded.</text:p>
            <text:p text:style-name="P175"><text:span text:style-name="T176">“Struck a chord with me, came back and looked something up afterwards”.</text:span><text:span text:style-name="T177"><text:s/></text:span><text:span text:style-name="T178">(</text:span><text:span text:style-name="T179">M</text:span><text:span text:style-name="T180">anager)</text:span></text:p>
            <text:p text:style-name="P181">“Very useful sheet”</text:p>
            <text:p text:style-name="P182">“Very informative”</text:p>
            <text:p text:style-name="P183"/>
          </table:table-cell>
        </table:table-row>
        <table:table-row table:style-name="TableRow184">
          <table:table-cell table:style-name="TableCell185">
            <text:p text:style-name="P186"><text:span text:style-name="T187">Further information<text:s/></text:span><text:span text:style-name="T188"><text:line-break/></text:span><text:span text:style-name="T189">Please use this field to enter any relevant further information, such as links, references or associated innovations</text:span></text:p>
          </table:table-cell>
        </table:table-row>
        <table:table-row table:style-name="TableRow190">
          <table:table-cell table:style-name="TableCell191">
            <text:p text:style-name="P192">The Schwartz team at Derby<text:s/>were one of the winners of the Poster competition at the Point of Care Foundation<text:s/>Schwartz Community Awards 2018. We also had our<text:s/>submission for the accompanying resource sheet<text:s/>nominated as one of the final 6 shortlisted nominations<text:s/>for the innovation award.</text:p>
            <text:p text:style-name="P193"><text:a xlink:href="https://www.pointofcarefoundation.org.uk/schwartz-community-awards/" office:target-frame-name="_top" xlink:show="replace"><text:span text:style-name="T194">https://www.pointofcarefoundation.org.uk/schwartz-community-awards/</text:span></text:a></text:p>
            <text:p text:style-name="P195"/>
            <text:p text:style-name="P196"><text:span text:style-name="T197">Three examples of the “</text:span><text:span text:style-name="T198">Further resources</text:span><text:span text:style-name="T199">” sheets are embedded here.</text:span></text:p>
            <text:p text:style-name="P200"/>
            <text:p text:style-name="P201"><text:span text:style-name="T202"><draw:frame draw:z-index="0" draw:id="id0" draw:style-name="a1" draw:name="Object 3" text:anchor-type="as-char" svg:x="0in" svg:y="0in" svg:width="1.07778in" svg:height="0.69236in" style:rel-width="scale" style:rel-height="scale"><draw:object-ole draw:class-id="B801CA65-A1FC-11D0-85AD-444553540000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203"><draw:frame draw:z-index="0" draw:id="id1" draw:style-name="a2" draw:name="Object 2" text:anchor-type="as-char" svg:x="0in" svg:y="0in" svg:width="1.07778in" svg:height="0.69236in" style:rel-width="scale" style:rel-height="scale"><draw:object-ole draw:class-id="B801CA65-A1FC-11D0-85AD-444553540000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204"><draw:frame draw:z-index="0" draw:id="id2" draw:style-name="a3" draw:name="Object 1" text:anchor-type="as-char" svg:x="0in" svg:y="0in" svg:width="1.07778in" svg:height="0.69236in" style:rel-width="scale" style:rel-height="scale"><draw:object-ole draw:class-id="B801CA65-A1FC-11D0-85AD-444553540000" xlink:href="Object 3" xlink:type="simple" xlink:show="embed" xlink:actuate="onLoad"/><draw:image xlink:href="ObjectReplacements/Object 3" xlink:type="simple" xlink:show="embed" xlink:actuate="onLoad"/><svg:title/><svg:desc/></draw:frame></text:span></text:p>
          </table:table-cell>
        </table:table-row>
        <table:table-row table:style-name="TableRow205">
          <table:table-cell table:style-name="TableCell206">
            <text:p text:style-name="P207">Your name and job title</text:p>
            <text:p text:style-name="P208"/>
          </table:table-cell>
        </table:table-row>
        <table:table-row table:style-name="TableRow209">
          <table:table-cell table:style-name="TableCell210">
            <text:p text:style-name="P211">Lisa Lawrence</text:p>
            <text:p text:style-name="P212">Clinical Librarian</text:p>
            <text:p text:style-name="P213">in HEE</text:p>
          </table:table-cell>
        </table:table-row>
        <table:table-row table:style-name="TableRow214">
          <table:table-cell table:style-name="TableCell215">
            <text:p text:style-name="P216">Your<text:s/>Library &amp; Knowledge Service<text:s/>&amp; Organisation</text:p>
            <text:p text:style-name="P217"><text:span text:style-name="T218">Please provide the name of your service and organisation in which it is based</text:span></text:p>
          </table:table-cell>
        </table:table-row>
        <table:table-row table:style-name="TableRow219">
          <table:table-cell table:style-name="TableCell220">
            <text:p text:style-name="P221">Library &amp; Knowledge Service, Derby Teaching Hospitals NHS Foundation Trust</text:p>
            <text:p text:style-name="P222"/>
          </table:table-cell>
        </table:table-row>
        <table:table-row table:style-name="TableRow223">
          <table:table-cell table:style-name="TableCell224">
            <text:p text:style-name="P225">Your email address</text:p>
            <text:p text:style-name="P226"/>
          </table:table-cell>
        </table:table-row>
        <table:table-row table:style-name="TableRow227">
          <table:table-cell table:style-name="TableCell228">
            <text:p text:style-name="P229">Lisa.Lawrence4@nhs.net</text:p>
            <text:p text:style-name="P230"/>
          </table:table-cell>
        </table:table-row>
        <table:table-row table:style-name="TableRow231">
          <table:table-cell table:style-name="TableCell232">
            <text:p text:style-name="P233">Your phone number</text:p>
            <text:p text:style-name="P234"/>
          </table:table-cell>
        </table:table-row>
        <table:table-row table:style-name="TableRow235">
          <table:table-cell table:style-name="TableCell236">
            <text:p text:style-name="P237">01332 788155</text:p>
            <text:p text:style-name="P238"/>
          </table:table-cell>
        </table:table-row>
      </table:table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style:style style:name="NoSpacing" style:display-name="No Spacing" style:family="paragraph">
      <style:paragraph-properties fo:margin-bottom="0in" fo:line-height="100%"/>
      <style:text-properties style:font-name="Calibri" style:font-name-asian="Calibri" style:font-name-complex="Times New Roman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asian="Calibri" style:font-name-complex="Calibri" fo:color="#000000" fo:font-size="12pt" style:font-size-asian="12pt" style:font-size-complex="12pt" style:language-asian="en" style:country-asian="GB" fo:hyphenate="false"/>
    </style:style>
    <style:style style:name="FootnoteText" style:display-name="Footnote Text" style:family="paragraph" style:parent-style-name="Normal">
      <style:text-properties style:font-name="Calibri" style:font-name-asian="Calibri" style:font-name-complex="Times New Roman"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Calibri" style:font-name-asian="Calibri" style:font-name-complex="Times New Roman" fo:font-size="10pt" style:font-size-asian="10pt" style:font-size-complex="10pt"/>
    </style:style>
    <style:style style:name="FootnoteReference" style:display-name="Footnote Reference" style:family="tex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fo:color="#FFFFFF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prefix="(" style:num-format="1" text:start-value="100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Footer">Innovation template adapted for LKS<text:s/>1.2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1" text:anchor-type="paragraph" svg:x="3.92708in" svg:y="-0.17917in" svg:width="2.9375in" svg:height="0.58264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7T11:09:00Z</meta:creation-date>
    <dc:date>2021-07-07T11:09:00Z</dc:date>
    <meta:print-date>2015-10-19T15:41:00Z</meta:print-date>
    <meta:template xlink:href="Normal.dotm" xlink:type="simple"/>
    <meta:editing-cycles>2</meta:editing-cycles>
    <meta:editing-duration>PT0S</meta:editing-duration>
    <meta:user-defined meta:name="ContentTypeId">0x01010063F7F34526FF9B4B8EA8839F1233EEAB</meta:user-defined>
    <meta:document-statistic meta:page-count="1" meta:paragraph-count="14" meta:word-count="1099" meta:character-count="7351" meta:row-count="52" meta:non-whitespace-character-count="6266"/>
  </office:meta>
</office:document-meta>
</file>